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56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25.991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416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577cm"/>
    </style:style>
    <style:style style:name="co9" style:family="table-column">
      <style:table-column-properties fo:break-before="auto" style:column-width="2.028cm"/>
    </style:style>
    <style:style style:name="co10" style:family="table-column">
      <style:table-column-properties fo:break-before="auto" style:column-width="2.034cm"/>
    </style:style>
    <style:style style:name="co11" style:family="table-column">
      <style:table-column-properties fo:break-before="auto" style:column-width="3.387cm"/>
    </style:style>
    <style:style style:name="co12" style:family="table-column">
      <style:table-column-properties fo:break-before="auto" style:column-width="1.937cm"/>
    </style:style>
    <style:style style:name="co13" style:family="table-column">
      <style:table-column-properties fo:break-before="auto" style:column-width="0.938cm"/>
    </style:style>
    <style:style style:name="co14" style:family="table-column">
      <style:table-column-properties fo:break-before="auto" style:column-width="0.714cm"/>
    </style:style>
    <style:style style:name="co15" style:family="table-column">
      <style:table-column-properties fo:break-before="auto" style:column-width="0.81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29cm"/>
    </style:style>
    <style:style style:name="co19" style:family="table-column">
      <style:table-column-properties fo:break-before="auto" style:column-width="0.52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688cm"/>
    </style:style>
    <style:style style:name="co24" style:family="table-column">
      <style:table-column-properties fo:break-before="auto" style:column-width="1.662cm"/>
    </style:style>
    <style:style style:name="co25" style:family="table-column">
      <style:table-column-properties fo:break-before="auto" style:column-width="5.066cm"/>
    </style:style>
    <style:style style:name="co26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19"/>
    <style:style style:name="ce3" style:family="table-cell" style:parent-style-name="Default" style:data-style-name="N119">
      <style:table-cell-properties fo:background-color="#ffff99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ff99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20"/>
    <style:style style:name="ce13" style:family="table-cell" style:parent-style-name="Default" style:data-style-name="N120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number-columns-repeated="99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%</text:p>
          </table:table-cell>
          <table:table-cell office:value-type="string" calcext:value-type="string">
            <text:p>Prec%</text:p>
          </table:table-cell>
          <table:table-cell office:value-type="string" calcext:value-type="string">
            <text:p>Rec%</text:p>
          </table:table-cell>
          <table:table-cell office:value-type="string" calcext:value-type="string">
            <text:p>-Rec%</text:p>
          </table:table-cell>
          <table:table-cell office:value-type="string" calcext:value-type="string">
            <text:p>AvgStreak</text:p>
          </table:table-cell>
          <table:table-cell office:value-type="string" calcext:value-type="string">
            <text:p>MaxStreak</text:p>
          </table:table-cell>
          <table:table-cell office:value-type="string" calcext:value-type="string">
            <text:p>Totals</text:p>
          </table:table-cell>
          <table:table-cell office:value-type="string" calcext:value-type="string">
            <text:p>Multiplier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a_2017_to_2023vs2024_only_price_percent_only_price_percent_day_of_week_none_1m]15m_15m]1h]1d_1m]15m_15m]1h]1d_32_0~005_2</text:p>
          </table:table-cell>
          <table:table-cell office:value-type="string" calcext:value-type="string">
            <text:p>dip_predict_1~0_0_-0~1%_TP0_TR0_SL0</text:p>
          </table:table-cell>
          <table:table-cell office:value-type="string" calcext:value-type="string">
            <text:p>rl_reppo-custom_dip_0~0001_20000_512_1000000_0~99_RMSprop_CELU_512]64_Batcd-weigm-actin-Dropt-weigm-Dropt-actin-weigm_1_1733701603~484565</text:p>
          </table:table-cell>
          <table:table-cell office:value-type="float" office:value="-679.399999999944" calcext:value-type="float">
            <text:p>-679.4</text:p>
          </table:table-cell>
          <table:table-cell office:value-type="float" office:value="0.0152788388082506" calcext:value-type="float">
            <text:p>0.02</text:p>
          </table:table-cell>
          <table:table-cell office:value-type="float" office:value="0.550976011288805" calcext:value-type="float">
            <text:p>0.55</text:p>
          </table:table-cell>
          <table:table-cell office:value-type="float" office:value="0.00788022064617809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85195202257761" calcext:value-type="float">
            <text:p>0.85</text:p>
          </table:table-cell>
          <table:table-cell office:value-type="float" office:value="5.62839410395656" calcext:value-type="float">
            <text:p>5.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[10/40]-[1259/8504]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-1.1" calcext:value-type="float">
            <text:p>-1.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1" office:value-type="string" calcext:value-type="string">
            <text:p>dip_predict_1~0_0_-0~1%_TP0_TR0_SL0</text:p>
          </table:table-cell>
          <table:table-cell table:style-name="ce1" office:value-type="string" calcext:value-type="string">
            <text:p>rl_reppo-custom_dip_0~0001_20000_512_1000000_0~99_RMSprop_CELU_512]64_Batcd-weigm-actin-Dropt-weigm-Dropt-actin-weigm_1_1733717650~8319</text:p>
          </table:table-cell>
          <table:table-cell table:style-name="ce3" office:value-type="float" office:value="-240.199999999999" calcext:value-type="float">
            <text:p>-240.2</text:p>
          </table:table-cell>
          <table:table-cell table:style-name="ce5" office:value-type="float" office:value="0.025974025974026" calcext:value-type="float">
            <text:p>0.03</text:p>
          </table:table-cell>
          <table:table-cell table:style-name="ce5" office:value-type="float" office:value="0.526446378174976" calcext:value-type="float">
            <text:p>0.53</text:p>
          </table:table-cell>
          <table:table-cell table:style-name="ce5" office:value-type="float" office:value="0.0157068062827225" calcext:value-type="float">
            <text:p>0.02</text:p>
          </table:table-cell>
          <table:table-cell table:style-name="ce5" office:value-type="float" office:value="0.075" calcext:value-type="float">
            <text:p>0.08</text:p>
          </table:table-cell>
          <table:table-cell table:style-name="ce5" office:value-type="float" office:value="0.977892756349953" calcext:value-type="float">
            <text:p>0.98</text:p>
          </table:table-cell>
          <table:table-cell table:style-name="ce3" office:value-type="float" office:value="0.0132743362831858" calcext:value-type="float">
            <text:p>0.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/40]-[188/8504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-1.1" calcext:value-type="float">
            <text:p>-1.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1" office:value-type="string" calcext:value-type="string">
            <text:p>dip_predict_1~0_0_-0~1%_TP0_TR0_SL0</text:p>
          </table:table-cell>
          <table:table-cell table:style-name="ce1" office:value-type="string" calcext:value-type="string">
            <text:p>rl_reppo-custom_dip_0~0001_20000_512_1000000_0~99_RMSprop_CELU_512]64_Batcd-weigm-actin-Dropt-weigm-Dropt-actin-weigm_1_1733721671~2638788</text:p>
          </table:table-cell>
          <table:table-cell table:style-name="ce3" office:value-type="float" office:value="-141.5" calcext:value-type="float">
            <text:p>-141.5</text:p>
          </table:table-cell>
          <table:table-cell table:style-name="ce5" office:value-type="float" office:value="0.0425531914893617" calcext:value-type="float">
            <text:p>0.04</text:p>
          </table:table-cell>
          <table:table-cell table:style-name="ce5" office:value-type="float" office:value="0.531738005644403" calcext:value-type="float">
            <text:p>0.53</text:p>
          </table:table-cell>
          <table:table-cell table:style-name="ce5" office:value-type="float" office:value="0.0297029702970297" calcext:value-type="float">
            <text:p>0.03</text:p>
          </table:table-cell>
          <table:table-cell table:style-name="ce5" office:value-type="float" office:value="0.075" calcext:value-type="float">
            <text:p>0.08</text:p>
          </table:table-cell>
          <table:table-cell table:style-name="ce5" office:value-type="float" office:value="0.988476011288805" calcext:value-type="float">
            <text:p>0.99</text:p>
          </table:table-cell>
          <table:table-cell table:style-name="ce3" office:value-type="float" office:value="0.0220588235294118" calcext:value-type="float">
            <text:p>0.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/40]-[98/8504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-1.1" calcext:value-type="float">
            <text:p>-1.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1" table:number-columns-repeated="2" table:default-cell-style-name="Default"/>
        <table:table-column table:style-name="co21" table:default-cell-style-name="ce10"/>
        <table:table-column table:style-name="co22" table:default-cell-style-name="ce11"/>
        <table:table-column table:style-name="co23" table:default-cell-style-name="ce11"/>
        <table:table-column table:style-name="co6" table:default-cell-style-name="ce12"/>
        <table:table-column table:style-name="co24" table:default-cell-style-name="ce12"/>
        <table:table-column table:style-name="co21" table:default-cell-style-name="Default"/>
        <table:table-column table:style-name="co21" table:default-cell-style-name="ce12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table:style-name="Default" office:value-type="string" calcext:value-type="string">
            <text:p>20m</text:p>
          </table:table-cell>
          <table:table-cell office:value-type="float" office:value="44364" calcext:value-type="float">
            <text:p>44364</text:p>
          </table:table-cell>
          <table:table-cell office:value-type="float" office:value="83796" calcext:value-type="float">
            <text:p>83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2*([.D14]/([.D14]+[.E14]))*([.D14]/[.$D$11])/(([.D14]/([.D14]+[.E14])) + ([.D14]/[.$D$11]))" office:value-type="float" office:value="0.00394919894089665" calcext:value-type="float">
            <text:p>0.004</text:p>
          </table:table-cell>
          <table:table-cell table:formula="of:=[.D14]/([.E14]+1)" office:value-type="float" office:value="0.765217391304348" calcext:value-type="float">
            <text:p>0.765</text:p>
          </table:table-cell>
          <table:table-cell/>
          <table:table-cell table:style-name="ce13" table:formula="of:=[.F14]*[.G14]*[.G14]" office:value-type="float" office:value="0.00231248367472995" calcext:value-type="float">
            <text:p>0.00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1954" calcext:value-type="float">
            <text:p>11954</text:p>
          </table:table-cell>
          <table:table-cell office:value-type="float" office:value="16013" calcext:value-type="float">
            <text:p>16013</text:p>
          </table:table-cell>
          <table:table-cell table:formula="of:=2*([.D15]/([.D15]+[.E15]))*([.D15]/[.$D$11])/(([.D15]/([.D15]+[.E15])) + ([.D15]/[.$D$11]))" office:value-type="float" office:value="0.330536008073993" calcext:value-type="float">
            <text:p>0.331</text:p>
          </table:table-cell>
          <table:table-cell table:formula="of:=[.D15]/([.E15]+1)" office:value-type="float" office:value="0.7464718371425" calcext:value-type="float">
            <text:p>0.746</text:p>
          </table:table-cell>
          <table:table-cell/>
          <table:table-cell table:style-name="ce13" table:formula="of:=[.F15]*[.G15]*[.G15]" office:value-type="float" office:value="0.184181341731624" calcext:value-type="float">
            <text:p>0.18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table:formula="of:=2*([.D16]/([.D16]+[.E16]))*([.D16]/[.$D$11])/(([.D16]/([.D16]+[.E16])) + ([.D16]/[.$D$11]))" office:value-type="float" office:value="0.00547809883029119" calcext:value-type="float">
            <text:p>0.005</text:p>
          </table:table-cell>
          <table:table-cell table:formula="of:=[.D16]/([.E16]+1)" office:value-type="float" office:value="2.17857142857143" calcext:value-type="float">
            <text:p>2.179</text:p>
          </table:table-cell>
          <table:table-cell/>
          <table:table-cell table:style-name="ce13" table:formula="of:=[.F16]*[.G16]*[.G16]" office:value-type="float" office:value="0.0260000073310121" calcext:value-type="float">
            <text:p>0.02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23516" calcext:value-type="float">
            <text:p>23516</text:p>
          </table:table-cell>
          <table:table-cell office:value-type="float" office:value="32431" calcext:value-type="float">
            <text:p>32431</text:p>
          </table:table-cell>
          <table:table-cell table:formula="of:=2*([.D17]/([.D17]+[.E17]))*([.D17]/[.$D$11])/(([.D17]/([.D17]+[.E17])) + ([.D17]/[.$D$11]))" office:value-type="float" office:value="0.4688618396786" calcext:value-type="float">
            <text:p>0.469</text:p>
          </table:table-cell>
          <table:table-cell table:formula="of:=[.D17]/([.E17]+1)" office:value-type="float" office:value="0.72508633448446" calcext:value-type="float">
            <text:p>0.725</text:p>
          </table:table-cell>
          <table:table-cell/>
          <table:table-cell table:style-name="ce13" table:formula="of:=[.F17]*[.G17]*[.G17]" office:value-type="float" office:value="0.246504202446349" calcext:value-type="float">
            <text:p>0.247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9740" calcext:value-type="float">
            <text:p>19740</text:p>
          </table:table-cell>
          <table:table-cell office:value-type="float" office:value="26765" calcext:value-type="float">
            <text:p>26765</text:p>
          </table:table-cell>
          <table:table-cell table:formula="of:=2*([.D18]/([.D18]+[.E18]))*([.D18]/[.$D$11])/(([.D18]/([.D18]+[.E18])) + ([.D18]/[.$D$11]))" office:value-type="float" office:value="0.434471601976472" calcext:value-type="float">
            <text:p>0.434</text:p>
          </table:table-cell>
          <table:table-cell table:formula="of:=[.D18]/([.E18]+1)" office:value-type="float" office:value="0.737502802062318" calcext:value-type="float">
            <text:p>0.738</text:p>
          </table:table-cell>
          <table:table-cell/>
          <table:table-cell table:style-name="ce13" table:formula="of:=[.F18]*[.G18]*[.G18]" office:value-type="float" office:value="0.23631361545527" calcext:value-type="float">
            <text:p>0.236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330" calcext:value-type="float">
            <text:p>330</text:p>
          </table:table-cell>
          <table:table-cell table:formula="of:=2*([.D19]/([.D19]+[.E19]))*([.D19]/[.$D$11])/(([.D19]/([.D19]+[.E19])) + ([.D19]/[.$D$11]))" office:value-type="float" office:value="0.0120980296223814" calcext:value-type="float">
            <text:p>0.012</text:p>
          </table:table-cell>
          <table:table-cell table:formula="of:=[.D19]/([.E19]+1)" office:value-type="float" office:value="0.821752265861027" calcext:value-type="float">
            <text:p>0.822</text:p>
          </table:table-cell>
          <table:table-cell/>
          <table:table-cell table:style-name="ce13" table:formula="of:=[.F19]*[.G19]*[.G19]" office:value-type="float" office:value="0.00816951856575116" calcext:value-type="float">
            <text:p>0.0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2*([.D20]/([.D20]+[.E20]))*([.D20]/[.$D$11])/(([.D20]/([.D20]+[.E20])) + ([.D20]/[.$D$11]))" office:value-type="float" office:value="0.00207095263821358" calcext:value-type="float">
            <text:p>0.002</text:p>
          </table:table-cell>
          <table:table-cell table:formula="of:=[.D20]/([.E20]+1)" office:value-type="float" office:value="3.06666666666667" calcext:value-type="float">
            <text:p>3.067</text:p>
          </table:table-cell>
          <table:table-cell/>
          <table:table-cell table:style-name="ce13" table:formula="of:=[.F20]*[.G20]*[.G20]" office:value-type="float" office:value="0.0194761590331553" calcext:value-type="float">
            <text:p>0.019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522" calcext:value-type="float">
            <text:p>3522</text:p>
          </table:table-cell>
          <table:table-cell office:value-type="float" office:value="3645" calcext:value-type="float">
            <text:p>3645</text:p>
          </table:table-cell>
          <table:table-cell table:formula="of:=2*([.D23]/([.D23]+[.E23]))*([.D23]/[.$D$11])/(([.D23]/([.D23]+[.E23])) + ([.D23]/[.$D$11]))" office:value-type="float" office:value="0.136694416952902" calcext:value-type="float">
            <text:p>0.137</text:p>
          </table:table-cell>
          <table:table-cell table:formula="of:=[.D23]/([.E23]+1)" office:value-type="float" office:value="0.965990126165661" calcext:value-type="float">
            <text:p>0.966</text:p>
          </table:table-cell>
          <table:table-cell/>
          <table:table-cell table:style-name="ce13" table:formula="of:=[.F23]*[.G23]*[.G23]" office:value-type="float" office:value="0.127554607742839" calcext:value-type="float">
            <text:p>0.12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19172" calcext:value-type="float">
            <text:p>19172</text:p>
          </table:table-cell>
          <table:table-cell office:value-type="float" office:value="23649" calcext:value-type="float">
            <text:p>23649</text:p>
          </table:table-cell>
          <table:table-cell table:formula="of:=2*([.D24]/([.D24]+[.E24]))*([.D24]/[.$D$11])/(([.D24]/([.D24]+[.E24])) + ([.D24]/[.$D$11]))" office:value-type="float" office:value="0.439800424384929" calcext:value-type="float">
            <text:p>0.440</text:p>
          </table:table-cell>
          <table:table-cell table:formula="of:=[.D24]/([.E24]+1)" office:value-type="float" office:value="0.810655391120507" calcext:value-type="float">
            <text:p>0.811</text:p>
          </table:table-cell>
          <table:table-cell/>
          <table:table-cell table:style-name="ce13" table:formula="of:=[.F24]*[.G24]*[.G24]" office:value-type="float" office:value="0.289020198244294" calcext:value-type="float">
            <text:p>0.28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1d"]</text:p>
          </table:table-cell>
        </table:table-row>
        <table:table-row table:style-name="ro1">
          <table:table-cell table:number-columns-repeated="3"/>
          <table:table-cell office:value-type="float" office:value="14090" calcext:value-type="float">
            <text:p>14090</text:p>
          </table:table-cell>
          <table:table-cell office:value-type="float" office:value="17006" calcext:value-type="float">
            <text:p>17006</text:p>
          </table:table-cell>
          <table:table-cell table:formula="of:=2*([.D25]/([.D25]+[.E25]))*([.D25]/[.$D$11])/(([.D25]/([.D25]+[.E25])) + ([.D25]/[.$D$11]))" office:value-type="float" office:value="0.373442883646965" calcext:value-type="float">
            <text:p>0.373</text:p>
          </table:table-cell>
          <table:table-cell table:formula="of:=[.D25]/([.E25]+1)" office:value-type="float" office:value="0.828482389604281" calcext:value-type="float">
            <text:p>0.828</text:p>
          </table:table-cell>
          <table:table-cell/>
          <table:table-cell table:style-name="ce13" table:formula="of:=[.F25]*[.G25]*[.G25]" office:value-type="float" office:value="0.256324872904094" calcext:value-type="float">
            <text:p>0.25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23073" calcext:value-type="float">
            <text:p>23073</text:p>
          </table:table-cell>
          <table:table-cell office:value-type="float" office:value="32315" calcext:value-type="float">
            <text:p>32315</text:p>
          </table:table-cell>
          <table:table-cell table:formula="of:=2*([.D26]/([.D26]+[.E26]))*([.D26]/[.$D$11])/(([.D26]/([.D26]+[.E26])) + ([.D26]/[.$D$11]))" office:value-type="float" office:value="0.462607266019729" calcext:value-type="float">
            <text:p>0.463</text:p>
          </table:table-cell>
          <table:table-cell table:formula="of:=[.D26]/([.E26]+1)" office:value-type="float" office:value="0.71398069067954" calcext:value-type="float">
            <text:p>0.714</text:p>
          </table:table-cell>
          <table:table-cell/>
          <table:table-cell table:style-name="ce13" table:formula="of:=[.F26]*[.G26]*[.G26]" office:value-type="float" office:value="0.235822578161857" calcext:value-type="float">
            <text:p>0.23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5332" calcext:value-type="float">
            <text:p>15332</text:p>
          </table:table-cell>
          <table:table-cell office:value-type="float" office:value="19635" calcext:value-type="float">
            <text:p>19635</text:p>
          </table:table-cell>
          <table:table-cell table:formula="of:=2*([.D27]/([.D27]+[.E27]))*([.D27]/[.$D$11])/(([.D27]/([.D27]+[.E27])) + ([.D27]/[.$D$11]))" office:value-type="float" office:value="0.386532377002685" calcext:value-type="float">
            <text:p>0.387</text:p>
          </table:table-cell>
          <table:table-cell table:formula="of:=[.D27]/([.E27]+1)" office:value-type="float" office:value="0.780810755754736" calcext:value-type="float">
            <text:p>0.781</text:p>
          </table:table-cell>
          <table:table-cell/>
          <table:table-cell table:style-name="ce13" table:formula="of:=[.F27]*[.G27]*[.G27]" office:value-type="float" office:value="0.2356554302703" calcext:value-type="float">
            <text:p>0.23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5094" calcext:value-type="float">
            <text:p>5094</text:p>
          </table:table-cell>
          <table:table-cell office:value-type="float" office:value="5121" calcext:value-type="float">
            <text:p>5121</text:p>
          </table:table-cell>
          <table:table-cell table:formula="of:=2*([.D28]/([.D28]+[.E28]))*([.D28]/[.$D$11])/(([.D28]/([.D28]+[.E28])) + ([.D28]/[.$D$11]))" office:value-type="float" office:value="0.186665200901446" calcext:value-type="float">
            <text:p>0.187</text:p>
          </table:table-cell>
          <table:table-cell table:formula="of:=[.D28]/([.E28]+1)" office:value-type="float" office:value="0.99453338539633" calcext:value-type="float">
            <text:p>0.995</text:p>
          </table:table-cell>
          <table:table-cell/>
          <table:table-cell table:style-name="ce13" table:formula="of:=[.F28]*[.G28]*[.G28]" office:value-type="float" office:value="0.184629925754528" calcext:value-type="float">
            <text:p>0.18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8181" calcext:value-type="float">
            <text:p>8181</text:p>
          </table:table-cell>
          <table:table-cell office:value-type="float" office:value="11705" calcext:value-type="float">
            <text:p>11705</text:p>
          </table:table-cell>
          <table:table-cell table:formula="of:=2*([.D29]/([.D29]+[.E29]))*([.D29]/[.$D$11])/(([.D29]/([.D29]+[.E29])) + ([.D29]/[.$D$11]))" office:value-type="float" office:value="0.254661478599222" calcext:value-type="float">
            <text:p>0.255</text:p>
          </table:table-cell>
          <table:table-cell table:formula="of:=[.D29]/([.E29]+1)" office:value-type="float" office:value="0.698872373141979" calcext:value-type="float">
            <text:p>0.699</text:p>
          </table:table-cell>
          <table:table-cell/>
          <table:table-cell table:style-name="ce13" table:formula="of:=[.F29]*[.G29]*[.G29]" office:value-type="float" office:value="0.124382419954308" calcext:value-type="float">
            <text:p>0.1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none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5:49:09.7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4T16:23:06.673000000</dc:date>
    <meta:generator>LibreOffice/24.8.4.2$Windows_X86_64 LibreOffice_project/bb3cfa12c7b1bf994ecc5649a80400d06cd71002</meta:generator>
    <meta:editing-duration>PT1M11S</meta:editing-duration>
    <meta:editing-cycles>1</meta:editing-cycles>
    <meta:document-statistic meta:table-count="2" meta:cell-count="235" meta:object-count="0"/>
  </office:meta>
</office:document-meta>
</file>